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9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son</text:p>
          </table:table-cell>
          <table:table-cell office:value-type="string">
            <text:p>place</text:p>
          </table:table-cell>
          <table:table-cell office:value-type="float" office:value="1">
            <text:p>1</text:p>
          </table:table-cell>
          <table:table-cell office:value-type="string">
            <text:p>someone spilled oil and I want to have a smoke...</text:p>
          </table:table-cell>
          <table:table-cell office:value-type="string">
            <text:p>jemand hat Öl verschüttet, und ich möchte eine Rauchen...</text:p>
          </table:table-cell>
          <table:table-cell office:value-type="string">
            <text:p>Fire Hazard</text:p>
          </table:table-cell>
          <table:table-cell office:value-type="string">
            <text:p>Feuer Gefahr</text:p>
          </table:table-cell>
          <table:table-cell office:value-type="string">
            <text:p>q1</text:p>
          </table:table-cell>
          <table:table-cell office:value-type="string">
            <text:p>Flood Danger</text:p>
          </table:table-cell>
          <table:table-cell office:value-type="string">
            <text:p>Hochwasser Gefahr</text:p>
          </table:table-cell>
          <table:table-cell office:value-type="string">
            <text:p>q2</text:p>
          </table:table-cell>
          <table:table-cell office:value-type="string">
            <text:p>Earthquake indicator</text:p>
          </table:table-cell>
          <table:table-cell office:value-type="string">
            <text:p>Anzeichen für Erdbeben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son</text:p>
          </table:table-cell>
          <table:table-cell office:value-type="string">
            <text:p>place</text:p>
          </table:table-cell>
          <table:table-cell office:value-type="float" office:value="2">
            <text:p>2</text:p>
          </table:table-cell>
          <table:table-cell office:value-type="string">
            <text:p>something earthquake</text:p>
          </table:table-cell>
          <table:table-cell office:value-type="string">
            <text:p>etwas Erdbebe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1</text:p>
          </table:table-cell>
          <table:table-cell office:value-type="string">
            <text:p>Earthquake</text:p>
          </table:table-cell>
          <table:table-cell office:value-type="string">
            <text:p>Erdbeben</text:p>
          </table:table-cell>
          <table:table-cell office:value-type="string">
            <text:p>q2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 office:value-type="string">
            <text:p>place</text:p>
          </table:table-cell>
          <table:table-cell office:value-type="float" office:value="3">
            <text:p>3</text:p>
          </table:table-cell>
          <table:table-cell office:value-type="string">
            <text:p>something flood</text:p>
          </table:table-cell>
          <table:table-cell office:value-type="string">
            <text:p>etwas hochwasser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1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2</text:p>
          </table:table-cell>
          <table:table-cell office:value-type="string">
            <text:p>Flood</text:p>
          </table:table-cell>
          <table:table-cell office:value-type="string">
            <text:p>Hochwasser</text:p>
          </table:table-cell>
          <table:table-cell office:value-type="string">
            <text:p>q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.06.2018</text:date>, <text:time>19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1S</meta:editing-duration>
    <meta:editing-cycles>17</meta:editing-cycles>
    <meta:generator>OpenOffice/4.1.3$Win32 OpenOffice.org_project/413m1$Build-9783</meta:generator>
    <dc:date>2018-06-25T19:37:18.01</dc:date>
    <dc:creator>Felix </dc:creator>
    <meta:document-statistic meta:table-count="1" meta:cell-count="60" meta:object-count="0"/>
    <meta:user-defined meta:name="Info 1"/>
    <meta:user-defined meta:name="Info 2"/>
    <meta:user-defined meta:name="Info 3"/>
    <meta:user-defined meta:name="Info 4"/>
  </office:meta>
</office:document-meta>
</file>